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3.2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9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 подгр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Абаев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Демин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Дерютин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Захаров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етлеров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ороле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акаренко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ихайло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всися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Потапенко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айфутдинов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Тренихин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Фроло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Черемушкин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 подгр" table:style-name="ta2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Абдулмалико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ершини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Губаре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Денисов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Дубико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Захаренко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Иваки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оваленко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Новгородский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ариче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Шаруно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Шелков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.00.0000</text:date>, <text:time style:data-style-name="N2" text:time-value="11:20:35.8330055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1-02-13T11:20:37.819449299</meta:creation-date>
    <dc:title>Таблица</dc:title>
    <meta:generator>LibreOffice/6.4.6.2$Linux_X86_64 LibreOffice_project/40$Build-2</meta:generator>
    <meta:editing-duration>PT6M1S</meta:editing-duration>
    <meta:editing-cycles>2</meta:editing-cycles>
    <dc:date>2021-02-13T11:26:35.988846338</dc:date>
    <meta:document-statistic meta:table-count="2" meta:cell-count="52" meta:object-count="0"/>
    <meta:template xlink:type="simple" xlink:actuate="onRequest" xlink:title="Таблица" xlink:href="../../../../usr/lib/libreoffice/share/template/common/ШАБЛОН_ЭЛЕКТРОННОЙ_ТАБЛИЦЫ_2019-07-22.ots" meta:date="2021-02-13T11:20:36.286051441"/>
  </office:meta>
</office:document-meta>
</file>